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2" manifest:media-type="application/x-openoffice-gdimetafile;windows_formatname=&quot;GDIMetaFile&quot;"/>
  <manifest:file-entry manifest:full-path="ObjectReplacements/Object 18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6/content.xml" manifest:media-type="text/xml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" manifest:version="1.2" manifest:media-type="application/vnd.oasis.opendocument.spreadshee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Pictures/2000005900000EE7000006B59502FC05B3605DDF.svm" manifest:media-type="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Pictures/2000005900000DB60000067CEF84C030B7ABF21F.svm" manifest:media-type="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manifest.rdf" manifest:media-type="application/rdf+xml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content.xml" manifest:media-type="text/xml"/>
  <manifest:file-entry manifest:full-path="Object 17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a1d" officeooo:paragraph-rsid="000fba1d"/>
    </style:style>
    <style:style style:name="P2" style:family="paragraph" style:parent-style-name="Standard">
      <style:text-properties fo:font-weight="bold" officeooo:rsid="000fba1d" officeooo:paragraph-rsid="000fba1d" style:font-weight-asian="bold" style:font-weight-complex="bold"/>
    </style:style>
    <style:style style:name="P3" style:family="paragraph" style:parent-style-name="Standard">
      <style:text-properties officeooo:rsid="001647eb" officeooo:paragraph-rsid="000fba1d"/>
    </style:style>
    <style:style style:name="P4" style:family="paragraph" style:parent-style-name="Standard">
      <style:text-properties officeooo:rsid="001647eb" officeooo:paragraph-rsid="001647eb"/>
    </style:style>
    <style:style style:name="P5" style:family="paragraph" style:parent-style-name="Standard">
      <style:text-properties officeooo:rsid="000fba1d" officeooo:paragraph-rsid="000fba1d"/>
    </style:style>
    <style:style style:name="fr1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low contains 5 types of graphs for each type of performance tests: Filter, Join and Mix</text:p>
      <text:p text:style-name="P4"/>
      <text:p text:style-name="P4">1. Event consume rate speedup</text:p>
      <text:p text:style-name="P4">2. Event processing throughput</text:p>
      <text:p text:style-name="P4">3. Input event queue publish latency</text:p>
      <text:p text:style-name="P4">4. Event Filter GPU Processor Time BreakDown - Total Time</text:p>
      <text:p text:style-name="P4">5. Event Filter GPU Processor Time BreakDown - % Time</text:p>
      <text:p text:style-name="P1"/>
      <text:p text:style-name="P3"/>
      <text:p text:style-name="P2">1. Filter</text:p>
      <text:p text:style-name="P1"/>
      <text:p text:style-name="P1"/>
      <text:p text:style-name="P1"><draw:frame draw:style-name="fr1" draw:name="Object1" text:anchor-type="paragraph" svg:width="6.1535in" svg:height="3.513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paragraph" svg:width="6.1571in" svg:height="3.5425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oft-page-break/></text:p>
      <text:p text:style-name="P1"><draw:frame draw:style-name="fr2" draw:name="Object3" text:anchor-type="paragraph" svg:width="6.2075in" svg:height="3.8752in" draw:z-index="5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4" text:anchor-type="paragraph" svg:width="6.202in" svg:height="4.8465in" draw:z-index="1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Object5" text:anchor-type="paragraph" svg:width="6.1917in" svg:height="4.9902in" draw:z-index="13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2. Join</text:p>
      <text:p text:style-name="P1"/>
      <text:p text:style-name="P1"/>
      <text:p text:style-name="P1"><draw:frame draw:style-name="fr2" draw:name="Object6" text:anchor-type="paragraph" svg:width="6.7709in" svg:height="3.7in" draw:z-index="1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2" draw:name="Object7" text:anchor-type="paragraph" svg:width="6.7256in" svg:height="3.8783in" draw:z-index="2"><draw:object xlink:href="./Object 7" xlink:type="simple" xlink:show="embed" xlink:actuate="onLoad"/><draw:image xlink:href="./ObjectReplacements/Object 7" xlink:type="simple" xlink:show="embed" xlink:actuate="onLoad"/></draw:frame></text:p>
      <text:p text:style-name="P1"/>
      <text:p text:style-name="P1"><draw:frame draw:style-name="fr2" draw:name="Object8" text:anchor-type="paragraph" svg:width="6.6807in" svg:height="3.5425in" draw:z-index="3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1"/>
      <text:p text:style-name="P1"><draw:frame draw:style-name="fr4" draw:name="Object9" text:anchor-type="paragraph" svg:width="6.7091in" svg:height="4.961in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4" draw:name="Object10" text:anchor-type="paragraph" svg:width="6.748in" svg:height="5.1299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/>
      <text:p text:style-name="P2">3. Mix</text:p>
      <text:p text:style-name="P1"/>
      <text:p text:style-name="P1"/>
      <text:p text:style-name="P1"><draw:frame draw:style-name="fr2" draw:name="Object11" text:anchor-type="paragraph" svg:width="6.161in" svg:height="3.5201in" draw:z-index="6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ject12" text:anchor-type="paragraph" svg:x="0.2484in" svg:y="0in" svg:width="6.1965in" svg:height="3.8717in" draw:z-index="7"><draw:object xlink:href="./Object 12" xlink:type="simple" xlink:show="embed" xlink:actuate="onLoad"/><draw:image xlink:href="./ObjectReplacements/Object 12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Object13" text:anchor-type="paragraph" svg:x="0.3138in" svg:y="0.0618in" svg:width="6.1693in" svg:height="3.5161in" draw:z-index="8"><draw:object xlink:href="./Object 13" xlink:type="simple" xlink:show="embed" xlink:actuate="onLoad"/><draw:image xlink:href="./ObjectReplacements/Object 13" xlink:type="simple" xlink:show="embed" xlink:actuate="onLoad"/><svg:desc>chart</svg:desc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14" text:anchor-type="paragraph" svg:width="6.1717in" svg:height="4.7953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4" draw:name="Object15" text:anchor-type="paragraph" svg:width="6.1917in" svg:height="5.3256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Object16" text:anchor-type="paragraph" svg:x="0.2075in" svg:y="0in" svg:width="5.4445in" svg:height="1.2453in" draw:z-index="9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ct17" text:anchor-type="paragraph" svg:width="6.3201in" svg:height="1.4228in" draw:z-index="10"><draw:object xlink:href="./Object 17" xlink:type="simple" xlink:show="embed" xlink:actuate="onLoad"/><draw:image xlink:href="./ObjectReplacements/Object 17" xlink:type="simple" xlink:show="embed" xlink:actuate="onLoad"/></draw:frame></text:p>
      <text:p text:style-name="P1"/>
      <text:p text:style-name="P1"/>
      <text:p text:style-name="P1"/>
      <text:p text:style-name="P1"><draw:frame draw:style-name="fr4" draw:name="Object18" text:anchor-type="paragraph" svg:width="6.3201in" svg:height="1.422in" draw:z-index="11"><draw:object xlink:href="./Object 18" xlink:type="simple" xlink:show="embed" xlink:actuate="onLoad"/><draw:image xlink:href="./ObjectReplacements/Object 1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6:20:42.035386252</meta:creation-date>
    <dc:date>2016-09-23T22:10:20.758542406</dc:date>
    <meta:editing-duration>PT40M14S</meta:editing-duration>
    <meta:editing-cycles>12</meta:editing-cycles>
    <meta:generator>LibreOffice/5.1.4.2$Linux_X86_64 LibreOffice_project/10m0$Build-2</meta:generator>
    <meta:document-statistic meta:table-count="0" meta:image-count="0" meta:object-count="18" meta:page-count="10" meta:paragraph-count="9" meta:word-count="57" meta:character-count="316" meta:non-whitespace-character-count="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interval-minor-divisor="2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629cm" svg:height="8.925cm" xlink:href="." xlink:type="simple" chart:class="chart:scatter" chart:style-name="ch1">
        <chart:title svg:x="4.847cm" svg:y="0.314cm" chart:style-name="ch2">
          <text:p>Event consume rate speedup</text:p>
        </chart:title>
        <chart:legend chart:legend-position="end" svg:x="11.877cm" svg:y="3.665cm" style:legend-expansion="high" chart:style-name="ch3"/>
        <chart:plot-area chart:style-name="ch4" chart:data-source-has-labels="both" svg:x="1.323cm" svg:y="1.271cm" svg:width="10.242cm" svg:height="6.495cm">
          <chartooo:coordinate-region svg:x="2.05cm" svg:y="1.47cm" svg:width="9.329cm" svg:height="5.649cm"/>
          <chart:axis chart:dimension="x" chart:name="primary-x" chart:style-name="ch5" chartooo:axis-type="auto">
            <chart:title svg:x="4.574cm" svg:y="7.944cm" chart:style-name="ch6">
              <text:p>No. of concurrent queries</text:p>
            </chart:title>
            <chart:categories table:cell-range-address="local-table.$A$2:.$A$15"/>
            <chart:grid chart:style-name="ch7" chart:class="major"/>
          </chart:axis>
          <chart:axis chart:dimension="y" chart:name="primary-y" chart:style-name="ch8">
            <chart:title svg:x="0.451cm" svg:y="5.991cm" chart:style-name="ch9">
              <text:p>Normalize speedup</text:p>
            </chart:title>
            <chart:grid chart:style-name="ch7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14"/>
          </chart:series>
          <chart:series chart:style-name="ch11" chart:values-cell-range-address="local-table.$D$2:.$D$15" chart:label-cell-address="local-table.$D$1" chart:class="chart:scatter">
            <chart:data-point chart:repeated="14"/>
          </chart:series>
          <chart:series chart:style-name="ch12" chart:values-cell-range-address="local-table.$E$2:.$E$15" chart:label-cell-address="local-table.$E$1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85987696514012">
                <text:p>0.985987696514012</text:p>
              </table:table-cell>
              <table:table-cell office:value-type="float" office:value="1.12542720437457">
                <text:p>1.125427204374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502494180246092">
                <text:p>0.502494180246092</text:p>
              </table:table-cell>
              <table:table-cell office:value-type="float" office:value="0.540738277352843">
                <text:p>0.5407382773528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316671746418775">
                <text:p>0.316671746418775</text:p>
              </table:table-cell>
              <table:table-cell office:value-type="float" office:value="0.361170374885705">
                <text:p>0.361170374885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284057971014493">
                <text:p>0.284057971014493</text:p>
              </table:table-cell>
              <table:table-cell office:value-type="float" office:value="0.300805152979066">
                <text:p>0.300805152979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229969829031177">
                <text:p>0.229969829031177</text:p>
              </table:table-cell>
              <table:table-cell office:value-type="float" office:value="0.259470331880657">
                <text:p>0.259470331880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1375">
                <text:p>0.1375</text:p>
              </table:table-cell>
              <table:table-cell office:value-type="float" office:value="0.166071428571429">
                <text:p>0.1660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15320820602357">
                <text:p>0.15320820602357</text:p>
              </table:table-cell>
              <table:table-cell office:value-type="float" office:value="0.21475338280227">
                <text:p>0.21475338280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135543637250122">
                <text:p>0.135543637250122</text:p>
              </table:table-cell>
              <table:table-cell office:value-type="float" office:value="0.216479765967821">
                <text:p>0.216479765967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22270742358079">
                <text:p>0.122270742358079</text:p>
              </table:table-cell>
              <table:table-cell office:value-type="float" office:value="0.212336244541485">
                <text:p>0.212336244541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103267973856209">
                <text:p>0.103267973856209</text:p>
              </table:table-cell>
              <table:table-cell office:value-type="float" office:value="0.198692810457516">
                <text:p>0.198692810457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879478827361564">
                <text:p>0.0879478827361564</text:p>
              </table:table-cell>
              <table:table-cell office:value-type="float" office:value="0.166938110749186">
                <text:p>0.166938110749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913120567375887">
                <text:p>0.0913120567375887</text:p>
              </table:table-cell>
              <table:table-cell office:value-type="float" office:value="0.164893617021277">
                <text:p>0.164893617021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126946107784431">
                <text:p>0.126946107784431</text:p>
              </table:table-cell>
              <table:table-cell office:value-type="float" office:value="0.140119760479042">
                <text:p>0.140119760479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139cm" svg:height="13.029cm" xlink:href="." xlink:type="simple" chart:class="chart:bar" chart:style-name="ch1">
        <chart:title svg:x="4.091cm" svg:y="0.291cm" chart:style-name="ch2">
          <text:p>GPU processor time breakdown - % Time</text:p>
        </chart:title>
        <chart:plot-area chart:style-name="ch3" chart:data-source-has-labels="both" svg:x="0.72cm" svg:y="1.066cm" svg:width="15.226cm" svg:height="10.981cm">
          <chartooo:coordinate-region svg:x="1.527cm" svg:y="1.265cm" svg:width="14.419cm" svg:height="10.135cm"/>
          <chart:axis chart:dimension="x" chart:name="primary-x" chart:style-name="ch4" chartooo:axis-type="text">
            <chart:title svg:x="6.463cm" svg:y="12.307cm" chart:style-name="ch5">
              <text:p>No. of concurrent queries</text:p>
            </chart:title>
            <chart:categories table:cell-range-address="local-table.$A$2:.$A$6"/>
          </chart:axis>
          <chart:axis chart:dimension="y" chart:name="primary-y" chart:style-name="ch6">
            <chart:title svg:x="0cm" svg:y="8.637cm" chart:style-name="ch7">
              <text:p>Percentage of Total Time (%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  <loext:propertry-mapping loext:property="BorderColor" loext:cell-range-address="local-table.$C$2:.$C$6"/>
          </chart:series>
          <chart:series chart:style-name="ch10" chart:values-cell-range-address="local-table.$D$2:.$D$6" chart:label-cell-address="local-table.$C$1" chart:class="chart:bar">
            <chart:data-point chart:repeated="5"/>
            <loext:propertry-mapping loext:property="BorderColor" loext:cell-range-address="local-table.$E$2:.$E$6"/>
          </chart:series>
          <chart:series chart:style-name="ch11" chart:values-cell-range-address="local-table.$F$2:.$F$6" chart:label-cell-address="local-table.$D$1" chart:class="chart:bar">
            <chart:data-point chart:repeated="4"/>
            <chart:data-point chart:style-name="ch12"/>
            <loext:propertry-mapping loext:property="BorderColor" loext:cell-range-address="local-table.$G$2:.$G$6"/>
          </chart:series>
          <chart:wall chart:style-name="ch13"/>
          <chart:floor chart:style-name="ch14"/>
        </chart:plot-area>
        <draw:frame draw:style-name="gr1" draw:text-style-name="P1" svg:width="3.814cm" svg:height="1.716cm" svg:x="11.794cm" svg:y="1.17cm">
          <draw:image xlink:href="Pictures/2000005900000EE7000006B59502FC05B3605DD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3.82160489900513">
                <text:p>3.82160489900513</text:p>
              </table:table-cell>
              <table:table-cell office:value-type="float" office:value="4.84371252552691">
                <text:p>4.84371252552691</text:p>
              </table:table-cell>
              <table:table-cell office:value-type="float" office:value="95.8659653119803">
                <text:p>95.8659653119803</text:p>
              </table:table-cell>
              <table:table-cell office:value-type="float" office:value="94.4317377216887">
                <text:p>94.4317377216887</text:p>
              </table:table-cell>
              <table:table-cell office:value-type="float" office:value="0.312429789014575">
                <text:p>0.312429789014575</text:p>
              </table:table-cell>
              <table:table-cell office:value-type="float" office:value="0.724549752784362">
                <text:p>0.7245497527843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3446379063375">
                <text:p>3.3446379063375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96.3140860041001">
                <text:p>96.3140860041001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0.341276089562398">
                <text:p>0.341276089562398</text:p>
              </table:table-cell>
              <table:table-cell office:value-type="float" office:value="0.390724337481246">
                <text:p>0.39072433748124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.9075006273911">
                <text:p>22.9075006273911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73.0100894209441">
                <text:p>73.0100894209441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4.0824099516648">
                <text:p>4.0824099516648</text:p>
              </table:table-cell>
              <table:table-cell office:value-type="float" office:value="0.319420145622087">
                <text:p>0.319420145622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5064656239854">
                <text:p>24.506465623985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73.6648972201437">
                <text:p>73.6648972201437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1.82863715587095">
                <text:p>1.82863715587095</text:p>
              </table:table-cell>
              <table:table-cell office:value-type="float" office:value="0.383451309223438">
                <text:p>0.38345130922343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.0544807957713">
                <text:p>51.0544807957713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47.918511481608">
                <text:p>47.918511481608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1.02700772262065">
                <text:p>1.02700772262065</text:p>
              </table:table-cell>
              <table:table-cell office:value-type="float" office:value="1.07461282066068">
                <text:p>1.0746128206606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8.94cm" xlink:href="." xlink:type="simple" chart:class="chart:scatter" chart:style-name="ch1">
        <chart:title svg:x="4.857cm" svg:y="0.314cm" chart:style-name="ch2">
          <text:p>Event consume rate speedup</text:p>
        </chart:title>
        <chart:legend chart:legend-position="end" svg:x="11.896cm" svg:y="3.922cm" style:legend-expansion="high" chart:style-name="ch3"/>
        <chart:plot-area chart:style-name="ch4" chart:data-source-has-labels="both" svg:x="1.323cm" svg:y="1.271cm" svg:width="10.261cm" svg:height="6.51cm">
          <chartooo:coordinate-region svg:x="2.05cm" svg:y="1.271cm" svg:width="9.153cm" svg:height="5.863cm"/>
          <chart:axis chart:dimension="x" chart:name="primary-x" chart:style-name="ch5" chartooo:axis-type="auto">
            <chart:title svg:x="4.398cm" svg:y="7.959cm" chart:style-name="ch6">
              <text:p>No. of concurrent use cas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091cm" chart:style-name="ch8">
              <text:p>Normalized speedup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735056542811">
                <text:p>1.57350565428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7040498442368">
                <text:p>1.470404984423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42738589211618">
                <text:p>1.4273858921161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57309941520468">
                <text:p>1.57309941520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47682119205298">
                <text:p>1.4768211920529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38cm" svg:height="9.833cm" xlink:href="." xlink:type="simple" chart:class="chart:bar" chart:style-name="ch1">
        <chart:title svg:x="4.955cm" svg:y="0.332cm" chart:style-name="ch2">
          <text:p>Event processing throughput</text:p>
        </chart:title>
        <chart:legend chart:legend-position="end" svg:x="12.575cm" svg:y="4.368cm" style:legend-expansion="high" chart:style-name="ch3"/>
        <chart:plot-area chart:style-name="ch4" chart:data-source-has-labels="both" svg:x="1.325cm" svg:y="1.307cm" svg:width="10.936cm" svg:height="7.349cm">
          <chartooo:coordinate-region svg:x="2.502cm" svg:y="1.506cm" svg:width="9.759cm" svg:height="6.503cm"/>
          <chart:axis chart:dimension="x" chart:name="primary-x" chart:style-name="ch5" chartooo:axis-type="auto">
            <chartooo:date-scale/>
            <chart:title svg:x="4.738cm" svg:y="8.852cm" chart:style-name="ch6">
              <text:p>No. of concurrent use cas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8.068cm" chart:style-name="ch8">
              <text:p>Average Throughput(Events/Sec) in 1000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205.00208">
                <text:p>3205.00208</text:p>
              </table:table-cell>
              <table:table-cell office:value-type="float" office:value="9218.27573">
                <text:p>9218.2757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29.26483">
                <text:p>3429.26483</text:p>
              </table:table-cell>
              <table:table-cell office:value-type="float" office:value="5222.10412">
                <text:p>5222.104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59.51394">
                <text:p>3659.51394</text:p>
              </table:table-cell>
              <table:table-cell office:value-type="float" office:value="4756.60713">
                <text:p>4756.607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96.87812">
                <text:p>3596.87812</text:p>
              </table:table-cell>
              <table:table-cell office:value-type="float" office:value="5087.0358">
                <text:p>5087.03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48.82943">
                <text:p>3848.82943</text:p>
              </table:table-cell>
              <table:table-cell office:value-type="float" office:value="5518.64385">
                <text:p>5518.643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6" chart:maximum="257" chart:interval-major="0.30103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cm" svg:height="8.93cm" xlink:href="." xlink:type="simple" chart:class="chart:scatter" chart:style-name="ch1">
        <chart:title svg:x="4.444cm" svg:y="0.314cm" chart:style-name="ch2">
          <text:p>Input event queue publish latency</text:p>
        </chart:title>
        <chart:legend chart:legend-position="end" svg:x="11.918cm" svg:y="3.917cm" style:legend-expansion="high" chart:style-name="ch3"/>
        <chart:plot-area chart:style-name="ch4" chart:data-source-has-labels="both" svg:x="1.324cm" svg:y="1.271cm" svg:width="10.281cm" svg:height="6.5cm">
          <chartooo:coordinate-region svg:x="1.945cm" svg:y="1.463cm" svg:width="9.234cm" svg:height="5.661cm"/>
          <chart:axis chart:dimension="x" chart:name="primary-x" chart:style-name="ch5" chartooo:axis-type="auto">
            <chart:title svg:x="4.409cm" svg:y="7.949cm" chart:style-name="ch6">
              <text:p>No. of concurrent use cas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079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D$2:.$D$6" chart:label-cell-address="local-table.$D$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.65">
                <text:p>45.65</text:p>
              </table:table-cell>
              <table:table-cell office:value-type="float" office:value="21.77">
                <text:p>21.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9.88">
                <text:p>99.88</text:p>
              </table:table-cell>
              <table:table-cell office:value-type="float" office:value="38.355">
                <text:p>38.35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7.53">
                <text:p>137.53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4.73">
                <text:p>194.73</text:p>
              </table:table-cell>
              <table:table-cell office:value-type="float" office:value="27.1925">
                <text:p>27.19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222.84">
                <text:p>222.84</text:p>
              </table:table-cell>
              <table:table-cell office:value-type="float" office:value="42.894">
                <text:p>42.89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75cm" svg:height="12.179cm" xlink:href="." xlink:type="simple" chart:class="chart:bar" chart:style-name="ch1">
        <chart:title svg:x="3.44cm" svg:y="0.67cm" chart:style-name="ch2">
          <text:p>GPU processor time breakdown - Total time</text:p>
        </chart:title>
        <chart:legend svg:x="2.004cm" svg:y="2.801cm" style:legend-expansion="custom" chartooo:width="3.506cm" chartooo:height="1.656cm" style:legend-expansion-aspect-ratio="2.11714975845411" chart:style-name="ch3"/>
        <chart:plot-area chart:style-name="ch4" chart:data-source-has-labels="both" svg:x="0.592cm" svg:y="0.441cm" svg:width="13.996cm" svg:height="10.864cm">
          <chartooo:coordinate-region svg:x="1.399cm" svg:y="0.64cm" svg:width="13.189cm" svg:height="10.018cm"/>
          <chart:axis chart:dimension="x" chart:name="primary-x" chart:style-name="ch5" chartooo:axis-type="text">
            <chart:title svg:x="5.535cm" svg:y="11.548cm" chart:style-name="ch6">
              <text:p>No. of concurrent use cases</text:p>
            </chart:title>
            <chart:categories table:cell-range-address="local-table.$A$2:.$A$6"/>
          </chart:axis>
          <chart:axis chart:dimension="y" chart:name="primary-y" chart:style-name="ch7">
            <chart:title svg:x="0cm" svg:y="6.631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2"/>
            <chart:data-point chart:style-name="ch12" chart:repeated="2"/>
            <chart:data-point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.73888978">
                <text:p>1.73888978</text:p>
              </table:table-cell>
              <table:table-cell office:value-type="float" office:value="33.90093503">
                <text:p>33.90093503</text:p>
              </table:table-cell>
              <table:table-cell office:value-type="float" office:value="0.26011291">
                <text:p>0.260112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58089712">
                <text:p>7.58089712</text:p>
              </table:table-cell>
              <table:table-cell office:value-type="float" office:value="139.32017232">
                <text:p>139.32017232</text:p>
              </table:table-cell>
              <table:table-cell office:value-type="float" office:value="0.5762297">
                <text:p>0.57622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.38540536">
                <text:p>9.38540536</text:p>
              </table:table-cell>
              <table:table-cell office:value-type="float" office:value="295.20747555">
                <text:p>295.20747555</text:p>
              </table:table-cell>
              <table:table-cell office:value-type="float" office:value="0.97604872">
                <text:p>0.97604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.25950852">
                <text:p>14.25950852</text:p>
              </table:table-cell>
              <table:table-cell office:value-type="float" office:value="502.33417727">
                <text:p>502.33417727</text:p>
              </table:table-cell>
              <table:table-cell office:value-type="float" office:value="1.98851022">
                <text:p>1.988510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10503386">
                <text:p>18.10503386</text:p>
              </table:table-cell>
              <table:table-cell office:value-type="float" office:value="753.01154175">
                <text:p>753.01154175</text:p>
              </table:table-cell>
              <table:table-cell office:value-type="float" office:value="8.37653288">
                <text:p>8.3765328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726cm" svg:height="13.527cm" xlink:href="." xlink:type="simple" chart:class="chart:bar" chart:style-name="ch1">
        <chart:title svg:x="3.562cm" svg:y="0.301cm" chart:style-name="ch2">
          <text:p>GPU processor time breakdown - % Time</text:p>
        </chart:title>
        <chart:plot-area chart:style-name="ch3" chart:data-source-has-labels="both" svg:x="0.595cm" svg:y="1.114cm" svg:width="14.038cm" svg:height="11.368cm">
          <chartooo:coordinate-region svg:x="1.402cm" svg:y="1.313cm" svg:width="13.231cm" svg:height="10.522cm"/>
          <chart:axis chart:dimension="x" chart:name="primary-x" chart:style-name="ch4" chartooo:axis-type="text">
            <chart:title svg:x="5.559cm" svg:y="12.752cm" chart:style-name="ch5">
              <text:p>No. of concurrent use cases</text:p>
            </chart:title>
            <chart:categories table:cell-range-address="local-table.$A$2:.$A$6"/>
          </chart:axis>
          <chart:axis chart:dimension="y" chart:name="primary-y" chart:style-name="ch6">
            <chart:title svg:x="0cm" svg:y="8.879cm" chart:style-name="ch7">
              <text:p>Percentage of Total Time (%)</text:p>
            </chart:title>
            <chart:grid chart:style-name="ch8" chart:class="major"/>
          </chart:axis>
          <chart:series chart:style-name="ch9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10" chart:values-cell-range-address="local-table.$E$2:.$E$6" chart:label-cell-address="local-table.$C$1" chart:class="chart:bar">
            <chart:data-point chart:repeated="5"/>
            <loext:propertry-mapping loext:property="BorderColor" loext:cell-range-address="local-table.$D$2:.$D$6"/>
          </chart:series>
          <chart:series chart:style-name="ch11" chart:values-cell-range-address="local-table.$G$2:.$G$6" chart:label-cell-address="local-table.$D$1" chart:class="chart:bar">
            <chart:data-point chart:repeated="4"/>
            <chart:data-point chart:style-name="ch12"/>
            <loext:propertry-mapping loext:property="BorderColor" loext:cell-range-address="local-table.$F$2:.$F$6"/>
          </chart:series>
          <chart:wall chart:style-name="ch13"/>
          <chart:floor chart:style-name="ch14"/>
        </chart:plot-area>
        <draw:frame draw:style-name="gr1" draw:text-style-name="P1" svg:width="3.51cm" svg:height="1.659cm" svg:x="8.136cm" svg:y="1.382cm">
          <draw:image xlink:href="Pictures/2000005900000DB60000067CEF84C030B7ABF21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4.84371252552691">
                <text:p>4.84371252552691</text:p>
              </table:table-cell>
              <table:table-cell office:value-type="float" office:value="4.84371252552691">
                <text:p>4.84371252552691</text:p>
              </table:table-cell>
              <table:table-cell office:value-type="float" office:value="94.4317377216887">
                <text:p>94.4317377216887</text:p>
              </table:table-cell>
              <table:table-cell office:value-type="float" office:value="94.4317377216887">
                <text:p>94.4317377216887</text:p>
              </table:table-cell>
              <table:table-cell office:value-type="float" office:value="0.724549752784362">
                <text:p>0.724549752784362</text:p>
              </table:table-cell>
              <table:table-cell office:value-type="float" office:value="0.724549752784362">
                <text:p>0.724549752784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5.14038239390556">
                <text:p>5.14038239390556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94.4688932686132">
                <text:p>94.4688932686132</text:p>
              </table:table-cell>
              <table:table-cell office:value-type="float" office:value="0.390724337481246">
                <text:p>0.390724337481246</text:p>
              </table:table-cell>
              <table:table-cell office:value-type="float" office:value="0.390724337481246">
                <text:p>0.3907243374812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3.07145277216645">
                <text:p>3.07145277216645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96.6091270822114">
                <text:p>96.6091270822114</text:p>
              </table:table-cell>
              <table:table-cell office:value-type="float" office:value="0.319420145622087">
                <text:p>0.319420145622087</text:p>
              </table:table-cell>
              <table:table-cell office:value-type="float" office:value="0.319420145622087">
                <text:p>0.3194201456220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2.74971038915594">
                <text:p>2.74971038915594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96.8668383016206">
                <text:p>96.8668383016206</text:p>
              </table:table-cell>
              <table:table-cell office:value-type="float" office:value="0.383451309223438">
                <text:p>0.383451309223438</text:p>
              </table:table-cell>
              <table:table-cell office:value-type="float" office:value="0.383451309223438">
                <text:p>0.3834513092234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2.32266759805898">
                <text:p>2.32266759805898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96.6027195812803">
                <text:p>96.6027195812803</text:p>
              </table:table-cell>
              <table:table-cell office:value-type="float" office:value="1.07461282066068">
                <text:p>1.07461282066068</text:p>
              </table:table-cell>
              <table:table-cell office:value-type="float" office:value="1.07461282066068">
                <text:p>1.074612820660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102.05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il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9">
          <table:table-cell table:number-columns-repeated="4"/>
        </table:table-row>
        <table:table-row table:style-name="ro1">
          <table:table-cell table:style-name="ce4" office:value-type="string" calcext:value-type="string">
            <text:p>Filter query GPU processing time breakdown</text:p>
          </table:table-cell>
          <table:table-cell/>
          <table:table-cell table:style-name="ce6"/>
          <table:table-cell/>
        </table:table-row>
        <table:table-row table:style-name="ro1">
          <table:table-cell table:style-name="ce4"/>
          <table:table-cell/>
          <table:table-cell table:style-name="ce6"/>
          <table:table-cell/>
        </table:table-row>
        <table:table-row table:style-name="ro1">
          <table:table-cell table:style-name="ce5"/>
          <table:table-cell table:style-name="ce6" office:value-type="string" calcext:value-type="string">
            <text:p>GPU Kernel</text:p>
          </table:table-cell>
          <table:table-cell table:style-name="ce6" office:value-type="string" calcext:value-type="string">
            <text:p>Time(%)</text:p>
          </table:table-cell>
          <table:table-cell table:style-name="ce6" office:value-type="string" calcext:value-type="string">
            <text:p>Average Time(us)</text:p>
          </table:table-cell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53]/[.D56])*100" office:value-type="float" office:value="40.0710291672964" calcext:value-type="float">
            <text:p>40.0710291673</text:p>
          </table:table-cell>
          <table:table-cell office:value-type="float" office:value="31.818" calcext:value-type="float">
            <text:p>31.818</text:p>
          </table:table-cell>
        </table:table-row>
        <table:table-row table:style-name="ro1">
          <table:table-cell/>
          <table:table-cell office:value-type="string" calcext:value-type="string">
            <text:p>ProcessEventsFilterKernel</text:p>
          </table:table-cell>
          <table:table-cell table:formula="of:=([.D54]/[.D56])*100" office:value-type="float" office:value="56.5336758853458" calcext:value-type="float">
            <text:p>56.5336758853</text:p>
          </table:table-cell>
          <table:table-cell office:value-type="float" office:value="44.89" calcext:value-type="float">
            <text:p>44.89</text:p>
          </table:table-cell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formula="of:=([.D55]/[.D56])*100" office:value-type="float" office:value="3.39529494735782" calcext:value-type="float">
            <text:p>3.3952949474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table:number-columns-repeated="2"/>
          <table:table-cell table:formula="of:=SUM([.C53:.C55])" office:value-type="float" office:value="100" calcext:value-type="float">
            <text:p>100</text:p>
          </table:table-cell>
          <table:table-cell table:formula="of:=SUM([.D53:.D55])" office:value-type="float" office:value="79.404" calcext:value-type="float">
            <text:p>79.404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21:31:21.9396814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1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Jo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6">
          <table:table-cell table:number-columns-repeated="4"/>
        </table:table-row>
        <table:table-row table:style-name="ro1">
          <table:table-cell table:style-name="ce4" office:value-type="string" calcext:value-type="string">
            <text:p>Join query GPU processing time breakdown</text:p>
          </table:table-cell>
          <table:table-cell/>
          <table:table-cell table:style-name="ce6"/>
          <table:table-cell/>
        </table:table-row>
        <table:table-row table:style-name="ro1">
          <table:table-cell table:style-name="ce4"/>
          <table:table-cell/>
          <table:table-cell table:style-name="ce6"/>
          <table:table-cell/>
        </table:table-row>
        <table:table-row table:style-name="ro1">
          <table:table-cell table:style-name="ce5"/>
          <table:table-cell table:style-name="ce6" office:value-type="string" calcext:value-type="string">
            <text:p>GPU Kernel</text:p>
          </table:table-cell>
          <table:table-cell table:style-name="ce6" office:value-type="string" calcext:value-type="string">
            <text:p>Time(%)</text:p>
          </table:table-cell>
          <table:table-cell table:style-name="ce6" office:value-type="string" calcext:value-type="string">
            <text:p>Average Time(us)</text:p>
          </table:table-cell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20]/[.D24])*100" office:value-type="float" office:value="0.243542303109158" calcext:value-type="float">
            <text:p>0.2435423031</text:p>
          </table:table-cell>
          <table:table-cell office:value-type="float" office:value="30.428" calcext:value-type="float">
            <text:p>30.428</text:p>
          </table:table-cell>
        </table:table-row>
        <table:table-row table:style-name="ro1">
          <table:table-cell/>
          <table:table-cell office:value-type="string" calcext:value-type="string">
            <text:p>ProcessEventsJoinLeftTriggerCurrentOn</text:p>
          </table:table-cell>
          <table:table-cell table:formula="of:=([.D21]/[.D24])*100" office:value-type="float" office:value="46.7787232325975" calcext:value-type="float">
            <text:p>46.7787232326</text:p>
          </table:table-cell>
          <table:table-cell office:value-type="float" office:value="5844.5" calcext:value-type="float">
            <text:p>5844.5</text:p>
          </table:table-cell>
        </table:table-row>
        <table:table-row table:style-name="ro1">
          <table:table-cell/>
          <table:table-cell office:value-type="string" calcext:value-type="string">
            <text:p>ProcessEventsJoinRightTriggerCurrentOn</text:p>
          </table:table-cell>
          <table:table-cell table:formula="of:=([.D22]/[.D24])*100" office:value-type="float" office:value="43.4931272214791" calcext:value-type="float">
            <text:p>43.4931272215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formula="of:=([.D23]/[.D24])*100" office:value-type="float" office:value="9.48460724281427" calcext:value-type="float">
            <text:p>9.4846072428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table:number-columns-repeated="2"/>
          <table:table-cell table:formula="of:=SUM([.C20:.C23])" office:value-type="float" office:value="100" calcext:value-type="float">
            <text:p>100</text:p>
          </table:table-cell>
          <table:table-cell table:formula="of:=SUM([.D20:.D23])" office:value-type="float" office:value="12493.928" calcext:value-type="float">
            <text:p>12493.928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21:31:39.707865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6.11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">
          <table:table-cell table:number-columns-repeated="4"/>
        </table:table-row>
        <table:table-row table:style-name="ro1">
          <table:table-cell table:style-name="ce5" office:value-type="string" calcext:value-type="string">
            <text:p>Mix query GPU processing time breakdown</text:p>
          </table:table-cell>
          <table:table-cell/>
          <table:table-cell table:style-name="ce7"/>
          <table:table-cell/>
        </table:table-row>
        <table:table-row table:style-name="ro1">
          <table:table-cell table:style-name="ce5"/>
          <table:table-cell/>
          <table:table-cell table:style-name="ce7"/>
          <table:table-cell/>
        </table:table-row>
        <table:table-row table:style-name="ro1">
          <table:table-cell table:style-name="ce6"/>
          <table:table-cell table:style-name="ce7" office:value-type="string" calcext:value-type="string">
            <text:p>GPU Kernel</text:p>
          </table:table-cell>
          <table:table-cell table:style-name="ce7" office:value-type="string" calcext:value-type="string">
            <text:p>Time(%)</text:p>
          </table:table-cell>
          <table:table-cell table:style-name="ce7" office:value-type="string" calcext:value-type="string">
            <text:p>Average Time(us)</text:p>
          </table:table-cell>
        </table:table-row>
        <table:table-row table:style-name="ro1">
          <table:table-cell/>
          <table:table-cell office:value-type="string" calcext:value-type="string">
            <text:p>CUDA memcpy HtoD</text:p>
          </table:table-cell>
          <table:table-cell table:formula="of:=([.D26]/[.D30])*100" office:value-type="float" office:value="0.0974558047008549" calcext:value-type="float">
            <text:p>0.0974558047</text:p>
          </table:table-cell>
          <table:table-cell office:value-type="float" office:value="115.88" calcext:value-type="float">
            <text:p>115.88</text:p>
          </table:table-cell>
        </table:table-row>
        <table:table-row table:style-name="ro1">
          <table:table-cell/>
          <table:table-cell office:value-type="string" calcext:value-type="string">
            <text:p>ProcessEventsJoinRightTriggerCurrentOn</text:p>
          </table:table-cell>
          <table:table-cell table:style-name="ce8" table:formula="of:=([.D27]/[.D30])*100" office:value-type="float" office:value="47.8995111903451" calcext:value-type="float">
            <text:p>47.8995111903</text:p>
          </table:table-cell>
          <table:table-cell office:value-type="float" office:value="56955" calcext:value-type="float">
            <text:p>56955</text:p>
          </table:table-cell>
        </table:table-row>
        <table:table-row table:style-name="ro1">
          <table:table-cell/>
          <table:table-cell office:value-type="string" calcext:value-type="string">
            <text:p>ProcessEventsJoinLeftTriggerCurrentOn</text:p>
          </table:table-cell>
          <table:table-cell table:style-name="ce8" table:formula="of:=([.D28]/[.D30])*100" office:value-type="float" office:value="47.8902601215523" calcext:value-type="float">
            <text:p>47.8902601216</text:p>
          </table:table-cell>
          <table:table-cell office:value-type="float" office:value="56944" calcext:value-type="float">
            <text:p>56944</text:p>
          </table:table-cell>
        </table:table-row>
        <table:table-row table:style-name="ro1">
          <table:table-cell/>
          <table:table-cell office:value-type="string" calcext:value-type="string">
            <text:p>CUDA memcpy DtoH</text:p>
          </table:table-cell>
          <table:table-cell table:style-name="ce8" table:formula="of:=([.D29]/[.D30])*100" office:value-type="float" office:value="4.11277288340172" calcext:value-type="float">
            <text:p>4.1127728834</text:p>
          </table:table-cell>
          <table:table-cell office:value-type="float" office:value="4890.3" calcext:value-type="float">
            <text:p>4890.3</text:p>
          </table:table-cell>
        </table:table-row>
        <table:table-row table:style-name="ro1">
          <table:table-cell table:number-columns-repeated="3"/>
          <table:table-cell table:formula="of:=SUM([.D26:.D29])" office:value-type="float" office:value="118905.18" calcext:value-type="float">
            <text:p>118905.18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21:32:04.168074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638cm" svg:height="8.997cm" xlink:href="." xlink:type="simple" chart:class="chart:bar" chart:style-name="ch1">
        <chart:title svg:x="4.905cm" svg:y="0.315cm" chart:style-name="ch2">
          <text:p>Event processing throughput</text:p>
        </chart:title>
        <chart:legend chart:legend-position="end" svg:x="12.475cm" svg:y="3.701cm" style:legend-expansion="high" chart:style-name="ch3"/>
        <chart:plot-area chart:style-name="ch4" chart:data-source-has-labels="both" svg:x="1.323cm" svg:y="1.273cm" svg:width="10.84cm" svg:height="6.564cm">
          <chartooo:coordinate-region svg:x="2.5cm" svg:y="1.472cm" svg:width="9.663cm" svg:height="5.718cm"/>
          <chart:axis chart:dimension="x" chart:name="primary-x" chart:style-name="ch5" chartooo:axis-type="auto">
            <chartooo:date-scale/>
            <chart:title svg:x="4.873cm" svg:y="8.016cm" chart:style-name="ch6">
              <text:p>No. of concurrent queries</text:p>
            </chart:title>
            <chart:categories table:cell-range-address="local-table.$A$2:.$A$15"/>
          </chart:axis>
          <chart:axis chart:dimension="y" chart:name="primary-y" chart:style-name="ch7">
            <chart:title svg:x="0.451cm" svg:y="7.642cm" chart:style-name="ch8">
              <text:p>Average Throughput(Events/Sec) in 1000s</text:p>
            </chart:title>
            <chart:grid chart:style-name="ch9" chart:class="major"/>
          </chart:axis>
          <chart:series chart:style-name="ch10" chart:values-cell-range-address="local-table.$B$2:.$B$15" chart:label-cell-address="local-table.$B$1" chart:class="chart:bar">
            <chart:data-point chart:repeated="9"/>
            <chart:data-point chart:style-name="ch11"/>
            <chart:data-point chart:repeated="3"/>
            <chart:data-point chart:style-name="ch11"/>
          </chart:series>
          <chart:series chart:style-name="ch12" chart:values-cell-range-address="local-table.$C$2:.$C$15" chart:label-cell-address="local-table.$C$1" chart:class="chart:bar">
            <chart:data-point chart:repeated="14"/>
          </chart:series>
          <chart:series chart:style-name="ch13" chart:values-cell-range-address="local-table.$D$2:.$D$15" chart:label-cell-address="local-table.$D$1" chart:class="chart:ba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5914.18258">
                <text:p>5914.18258</text:p>
              </table:table-cell>
              <table:table-cell office:value-type="float" office:value="9121.11695">
                <text:p>9121.11695</text:p>
              </table:table-cell>
              <table:table-cell office:value-type="float" office:value="3998.64633">
                <text:p>3998.646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66.90179">
                <text:p>6466.90179</text:p>
              </table:table-cell>
              <table:table-cell office:value-type="float" office:value="6142.41805">
                <text:p>6142.41805</text:p>
              </table:table-cell>
              <table:table-cell office:value-type="float" office:value="2758.80595">
                <text:p>2758.805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339.46626">
                <text:p>6339.46626</text:p>
              </table:table-cell>
              <table:table-cell office:value-type="float" office:value="5689.16333">
                <text:p>5689.16333</text:p>
              </table:table-cell>
              <table:table-cell office:value-type="float" office:value="2009.70317">
                <text:p>2009.703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512.79371">
                <text:p>6512.79371</text:p>
              </table:table-cell>
              <table:table-cell office:value-type="float" office:value="5546.7636">
                <text:p>5546.7636</text:p>
              </table:table-cell>
              <table:table-cell office:value-type="float" office:value="1609.69528">
                <text:p>1609.695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57.2958">
                <text:p>6457.2958</text:p>
              </table:table-cell>
              <table:table-cell office:value-type="float" office:value="4834.64581">
                <text:p>4834.64581</text:p>
              </table:table-cell>
              <table:table-cell office:value-type="float" office:value="1341.12051">
                <text:p>1341.120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713.02873">
                <text:p>7713.02873</text:p>
              </table:table-cell>
              <table:table-cell office:value-type="float" office:value="4995.03548">
                <text:p>4995.03548</text:p>
              </table:table-cell>
              <table:table-cell office:value-type="float" office:value="1178.2862">
                <text:p>1178.28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41.98136">
                <text:p>8041.98136</text:p>
              </table:table-cell>
              <table:table-cell office:value-type="float" office:value="4661.65887">
                <text:p>4661.65887</text:p>
              </table:table-cell>
              <table:table-cell office:value-type="float" office:value="936.62539">
                <text:p>936.6253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770.99697">
                <text:p>7770.99697</text:p>
              </table:table-cell>
              <table:table-cell office:value-type="float" office:value="5416.28539">
                <text:p>5416.28539</text:p>
              </table:table-cell>
              <table:table-cell office:value-type="float" office:value="863.02375">
                <text:p>863.023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69.94302">
                <text:p>7369.94302</text:p>
              </table:table-cell>
              <table:table-cell office:value-type="float" office:value="5178.64206">
                <text:p>5178.64206</text:p>
              </table:table-cell>
              <table:table-cell office:value-type="float" office:value="807.64446">
                <text:p>807.6444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397.01387">
                <text:p>7397.01387</text:p>
              </table:table-cell>
              <table:table-cell office:value-type="float" office:value="4985.97115">
                <text:p>4985.97115</text:p>
              </table:table-cell>
              <table:table-cell office:value-type="float" office:value="722.54929">
                <text:p>722.549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289.62176">
                <text:p>7289.62176</text:p>
              </table:table-cell>
              <table:table-cell office:value-type="float" office:value="4778.70627">
                <text:p>4778.70627</text:p>
              </table:table-cell>
              <table:table-cell office:value-type="float" office:value="639.59773">
                <text:p>639.597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05.64338">
                <text:p>7105.64338</text:p>
              </table:table-cell>
              <table:table-cell office:value-type="float" office:value="3918.28303">
                <text:p>3918.28303</text:p>
              </table:table-cell>
              <table:table-cell office:value-type="float" office:value="629.94488">
                <text:p>629.9448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791.63492">
                <text:p>6791.63492</text:p>
              </table:table-cell>
              <table:table-cell office:value-type="float" office:value="4872.42397">
                <text:p>4872.42397</text:p>
              </table:table-cell>
              <table:table-cell office:value-type="float" office:value="535.92145">
                <text:p>535.921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575.50169">
                <text:p>6575.50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1" chart:maximum="64" chart:interval-major="0.30103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67cm" svg:height="9.842cm" xlink:href="." xlink:type="simple" chart:class="chart:scatter" chart:style-name="ch1">
        <chart:title svg:x="4.492cm" svg:y="0.332cm" chart:style-name="ch2">
          <text:p>Input event queue publish latency</text:p>
        </chart:title>
        <chart:legend chart:legend-position="end" svg:x="12.015cm" svg:y="4.124cm" style:legend-expansion="high" chart:style-name="ch3"/>
        <chart:plot-area chart:style-name="ch4" chart:data-source-has-labels="both" svg:x="1.326cm" svg:y="1.307cm" svg:width="10.374cm" svg:height="7.358cm">
          <chartooo:coordinate-region svg:x="2.053cm" svg:y="1.307cm" svg:width="9.275cm" svg:height="6.711cm"/>
          <chart:axis chart:dimension="x" chart:name="primary-x" chart:style-name="ch5" chartooo:axis-type="auto">
            <chart:title svg:x="4.643cm" svg:y="8.861cm" chart:style-name="ch6">
              <text:p>No. of concurrent queries</text:p>
            </chart:title>
            <chart:categories table:cell-range-address="local-table.$A$2:.$A$15"/>
          </chart:axis>
          <chart:axis chart:dimension="y" chart:name="primary-y" chart:style-name="ch7">
            <chart:title svg:x="0.451cm" svg:y="7.544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local-table.$C$2:.$C$15" chart:label-cell-address="local-table.$C$1" chart:class="chart:scatter">
            <chart:domain table:cell-range-address="local-table.$B$2:.$B$15"/>
            <chart:data-point chart:repeated="9"/>
            <chart:data-point chart:style-name="ch11"/>
            <chart:data-point chart:repeated="4"/>
          </chart:series>
          <chart:series chart:style-name="ch12" chart:values-cell-range-address="local-table.$D$2:.$D$15" chart:label-cell-address="local-table.$D$1" chart:class="chart:scatter">
            <chart:data-point chart:repeated="14"/>
          </chart:series>
          <chart:series chart:style-name="ch13" chart:values-cell-range-address="local-table.$E$2:.$E$15" chart:label-cell-address="local-table.$E$1" chart:class="chart:scatter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cpumt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.61">
                <text:p>2.61</text:p>
              </table:table-cell>
              <table:table-cell office:value-type="float" office:value="2.99">
                <text:p>2.99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03">
                <text:p>3.03</text:p>
              </table:table-cell>
              <table:table-cell office:value-type="float" office:value="2.825">
                <text:p>2.825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.26">
                <text:p>3.26</text:p>
              </table:table-cell>
              <table:table-cell office:value-type="float" office:value="1.63666666667">
                <text:p>1.6366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4">
                <text:p>3.4</text:p>
              </table:table-cell>
              <table:table-cell office:value-type="float" office:value="0.9">
                <text:p>0.9</text:p>
              </table:table-cell>
              <table:table-cell office:value-type="float" office:value="1.095">
                <text:p>1.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.22">
                <text:p>3.22</text:p>
              </table:table-cell>
              <table:table-cell office:value-type="float" office:value="0.636">
                <text:p>0.6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.3">
                <text:p>1.3</text:p>
              </table:table-cell>
              <table:table-cell office:value-type="float" office:value="0.391666666667">
                <text:p>0.391666666667</text:p>
              </table:table-cell>
              <table:table-cell office:value-type="float" office:value="0.803333333333">
                <text:p>0.80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41">
                <text:p>4.41</text:p>
              </table:table-cell>
              <table:table-cell office:value-type="float" office:value="0.14">
                <text:p>0.14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5.59">
                <text:p>5.59</text:p>
              </table:table-cell>
              <table:table-cell office:value-type="float" office:value="0.14">
                <text:p>0.14</text:p>
              </table:table-cell>
              <table:table-cell office:value-type="float" office:value="0.463333333333">
                <text:p>0.46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6.92">
                <text:p>6.92</text:p>
              </table:table-cell>
              <table:table-cell office:value-type="float" office:value="0.14">
                <text:p>0.14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2.22">
                <text:p>12.22</text:p>
              </table:table-cell>
              <table:table-cell office:value-type="float" office:value="0.14">
                <text:p>0.14</text:p>
              </table:table-cell>
              <table:table-cell office:value-type="float" office:value="0.189166666667">
                <text:p>0.1891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8.66">
                <text:p>18.66</text:p>
              </table:table-cell>
              <table:table-cell office:value-type="float" office:value="0.159333333333">
                <text:p>0.15933333333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22.31">
                <text:p>22.31</text:p>
              </table:table-cell>
              <table:table-cell office:value-type="float" office:value="0.16">
                <text:p>0.1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3.29">
                <text:p>33.29</text:p>
              </table:table-cell>
              <table:table-cell office:value-type="float" office:value="0.1815">
                <text:p>0.181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47.57">
                <text:p>47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3cm" svg:height="12.309cm" xlink:href="." xlink:type="simple" chart:class="chart:bar" chart:style-name="ch1">
        <chart:title svg:x="2.451cm" svg:y="0.676cm" chart:style-name="ch2">
          <text:p>Event filter GPU processor time breakdown - Total time</text:p>
        </chart:title>
        <chart:legend svg:x="2.014cm" svg:y="2.831cm" style:legend-expansion="custom" chartooo:width="3.524cm" chartooo:height="1.673cm" style:legend-expansion-aspect-ratio="2.10639569635386" chart:style-name="ch3"/>
        <chart:plot-area chart:style-name="ch4" chart:data-source-has-labels="both" svg:x="0.599cm" svg:y="0.447cm" svg:width="14.061cm" svg:height="10.97cm">
          <chartooo:coordinate-region svg:x="1.406cm" svg:y="0.646cm" svg:width="13.254cm" svg:height="10.124cm"/>
          <chart:axis chart:dimension="x" chart:name="primary-x" chart:style-name="ch5" chartooo:axis-type="text">
            <chart:title svg:x="5.759cm" svg:y="11.663cm" chart:style-name="ch6">
              <text:p>No. of concurrent queries</text:p>
            </chart:title>
            <chart:categories table:cell-range-address="local-table.$A$2:.$A$15"/>
          </chart:axis>
          <chart:axis chart:dimension="y" chart:name="primary-y" chart:style-name="ch7">
            <chart:title svg:x="0cm" svg:y="6.69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2:.$B$15" chart:label-cell-address="local-table.$B$1" chart:class="chart:bar">
            <chart:data-point chart:repeated="14"/>
          </chart:series>
          <chart:series chart:style-name="ch11" chart:values-cell-range-address="local-table.$C$2:.$C$15" chart:label-cell-address="local-table.$C$1" chart:class="chart:bar">
            <chart:data-point chart:repeated="14"/>
          </chart:series>
          <chart:series chart:style-name="ch12" chart:values-cell-range-address="local-table.$D$2:.$D$15" chart:label-cell-address="local-table.$D$1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0.96554648">
                <text:p>0.96554648</text:p>
              </table:table-cell>
              <table:table-cell office:value-type="float" office:value="0.38366052">
                <text:p>0.38366052</text:p>
              </table:table-cell>
              <table:table-cell office:value-type="float" office:value="0.69976086">
                <text:p>0.699760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17477857">
                <text:p>2.17477857</text:p>
              </table:table-cell>
              <table:table-cell office:value-type="float" office:value="1.4424154">
                <text:p>1.4424154</text:p>
              </table:table-cell>
              <table:table-cell office:value-type="float" office:value="1.64613917">
                <text:p>1.64613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54917179">
                <text:p>3.54917179</text:p>
              </table:table-cell>
              <table:table-cell office:value-type="float" office:value="3.87965512">
                <text:p>3.87965512</text:p>
              </table:table-cell>
              <table:table-cell office:value-type="float" office:value="2.96701372">
                <text:p>2.967013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3357227">
                <text:p>5.13357227</text:p>
              </table:table-cell>
              <table:table-cell office:value-type="float" office:value="7.63535294">
                <text:p>7.63535294</text:p>
              </table:table-cell>
              <table:table-cell office:value-type="float" office:value="5.02110602">
                <text:p>5.021106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81535599">
                <text:p>6.81535599</text:p>
              </table:table-cell>
              <table:table-cell office:value-type="float" office:value="12.96996838">
                <text:p>12.96996838</text:p>
              </table:table-cell>
              <table:table-cell office:value-type="float" office:value="7.70858023">
                <text:p>7.708580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.0786759">
                <text:p>9.0786759</text:p>
              </table:table-cell>
              <table:table-cell office:value-type="float" office:value="19.75713247">
                <text:p>19.75713247</text:p>
              </table:table-cell>
              <table:table-cell office:value-type="float" office:value="10.74048359">
                <text:p>10.740483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.70011881">
                <text:p>13.70011881</text:p>
              </table:table-cell>
              <table:table-cell office:value-type="float" office:value="41.45499319">
                <text:p>41.45499319</text:p>
              </table:table-cell>
              <table:table-cell office:value-type="float" office:value="17.53749202">
                <text:p>17.537492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.94502232">
                <text:p>16.94502232</text:p>
              </table:table-cell>
              <table:table-cell office:value-type="float" office:value="56.67851239">
                <text:p>56.67851239</text:p>
              </table:table-cell>
              <table:table-cell office:value-type="float" office:value="22.00962377">
                <text:p>22.009623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04732631">
                <text:p>20.04732631</text:p>
              </table:table-cell>
              <table:table-cell office:value-type="float" office:value="71.79466841">
                <text:p>71.79466841</text:p>
              </table:table-cell>
              <table:table-cell office:value-type="float" office:value="25.49406331">
                <text:p>25.494063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7.36257033">
                <text:p>27.36257033</text:p>
              </table:table-cell>
              <table:table-cell office:value-type="float" office:value="114.12178159">
                <text:p>114.12178159</text:p>
              </table:table-cell>
              <table:table-cell office:value-type="float" office:value="35.52151611">
                <text:p>35.521516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2.09899994">
                <text:p>42.09899994</text:p>
              </table:table-cell>
              <table:table-cell office:value-type="float" office:value="203.88614932">
                <text:p>203.88614932</text:p>
              </table:table-cell>
              <table:table-cell office:value-type="float" office:value="50.97618898">
                <text:p>50.9761889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7.61938665">
                <text:p>47.61938665</text:p>
              </table:table-cell>
              <table:table-cell office:value-type="float" office:value="235.95736395">
                <text:p>235.95736395</text:p>
              </table:table-cell>
              <table:table-cell office:value-type="float" office:value="56.76069523">
                <text:p>56.760695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0.5541909">
                <text:p>70.5541909</text:p>
              </table:table-cell>
              <table:table-cell office:value-type="float" office:value="447.68873949">
                <text:p>447.68873949</text:p>
              </table:table-cell>
              <table:table-cell office:value-type="float" office:value="74.51502997">
                <text:p>74.515029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26cm" svg:height="12.675cm" xlink:href="." xlink:type="simple" chart:class="chart:bar" chart:style-name="ch1">
        <chart:title svg:x="2.56cm" svg:y="0.282cm" chart:style-name="ch2">
          <text:p>Event filter GPU processor time breaKdown - % Time</text:p>
        </chart:title>
        <chart:legend svg:x="1.81cm" svg:y="1.031cm" style:legend-expansion="custom" chartooo:width="3.482cm" chartooo:height="1.672cm" style:legend-expansion-aspect-ratio="2.08253588516746" chart:style-name="ch3"/>
        <chart:plot-area chart:style-name="ch4" chart:data-source-has-labels="both" svg:x="0.595cm" svg:y="1.033cm" svg:width="14.038cm" svg:height="10.706cm">
          <chartooo:coordinate-region svg:x="1.402cm" svg:y="1.232cm" svg:width="13.231cm" svg:height="9.86cm"/>
          <chart:axis chart:dimension="x" chart:name="primary-x" chart:style-name="ch5" chartooo:axis-type="text">
            <chart:title svg:x="5.744cm" svg:y="11.992cm" chart:style-name="ch6">
              <text:p>No. of concurrent queries</text:p>
            </chart:title>
            <chart:categories table:cell-range-address="local-table.$A$2:.$A$15"/>
          </chart:axis>
          <chart:axis chart:dimension="y" chart:name="primary-y" chart:style-name="ch7">
            <chart:title svg:x="0cm" svg:y="8.467cm" chart:style-name="ch8">
              <text:p>Percentage of Total Time (%)</text:p>
            </chart:title>
            <chart:grid chart:style-name="ch9" chart:class="major"/>
          </chart:axis>
          <chart:series chart:style-name="ch10" chart:values-cell-range-address="local-table.$B$2:.$B$15" chart:label-cell-address="local-table.$B$1" chart:class="chart:bar">
            <chart:data-point chart:repeated="14"/>
          </chart:series>
          <chart:series chart:style-name="ch11" chart:values-cell-range-address="local-table.$C$2:.$C$15" chart:label-cell-address="local-table.$C$1" chart:class="chart:bar">
            <chart:data-point chart:repeated="14"/>
          </chart:series>
          <chart:series chart:style-name="ch12" chart:values-cell-range-address="local-table.$D$2:.$D$15" chart:label-cell-address="local-table.$D$1" chart:class="chart:bar">
            <chart:data-point chart:repeated="4"/>
            <chart:data-point chart:style-name="ch13" chart:repeated="2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47.123554197673">
                <text:p>47.123554197673</text:p>
              </table:table-cell>
              <table:table-cell office:value-type="float" office:value="18.7245748208076">
                <text:p>18.7245748208076</text:p>
              </table:table-cell>
              <table:table-cell office:value-type="float" office:value="34.1518709815195">
                <text:p>34.15187098151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1.3194170338988">
                <text:p>41.3194170338988</text:p>
              </table:table-cell>
              <table:table-cell office:value-type="float" office:value="27.4049801073394">
                <text:p>27.4049801073394</text:p>
              </table:table-cell>
              <table:table-cell office:value-type="float" office:value="31.2756028587619">
                <text:p>31.27560285876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4.1403058811609">
                <text:p>34.1403058811609</text:p>
              </table:table-cell>
              <table:table-cell office:value-type="float" office:value="37.3193016138032">
                <text:p>37.3193016138032</text:p>
              </table:table-cell>
              <table:table-cell office:value-type="float" office:value="28.5403925050359">
                <text:p>28.54039250503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8564545144983">
                <text:p>28.8564545144983</text:p>
              </table:table-cell>
              <table:table-cell office:value-type="float" office:value="42.9192778881929">
                <text:p>42.9192778881929</text:p>
              </table:table-cell>
              <table:table-cell office:value-type="float" office:value="28.2242675973088">
                <text:p>28.22426759730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7886071082097">
                <text:p>24.7886071082097</text:p>
              </table:table-cell>
              <table:table-cell office:value-type="float" office:value="47.1739775368247">
                <text:p>47.1739775368247</text:p>
              </table:table-cell>
              <table:table-cell office:value-type="float" office:value="28.0374153549656">
                <text:p>28.03741535496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9396829525512">
                <text:p>22.9396829525512</text:p>
              </table:table-cell>
              <table:table-cell office:value-type="float" office:value="49.9216361400625">
                <text:p>49.9216361400625</text:p>
              </table:table-cell>
              <table:table-cell office:value-type="float" office:value="27.1386809073864">
                <text:p>27.1386809073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.8466474611787">
                <text:p>18.8466474611787</text:p>
              </table:table-cell>
              <table:table-cell office:value-type="float" office:value="57.0278004879209">
                <text:p>57.0278004879209</text:p>
              </table:table-cell>
              <table:table-cell office:value-type="float" office:value="24.1255520509004">
                <text:p>24.12555205090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.7187730587647">
                <text:p>17.7187730587647</text:p>
              </table:table-cell>
              <table:table-cell office:value-type="float" office:value="59.2665904701384">
                <text:p>59.2665904701384</text:p>
              </table:table-cell>
              <table:table-cell office:value-type="float" office:value="23.0146364710969">
                <text:p>23.01463647109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0853927143814">
                <text:p>17.0853927143814</text:p>
              </table:table-cell>
              <table:table-cell office:value-type="float" office:value="61.187216969266">
                <text:p>61.187216969266</text:p>
              </table:table-cell>
              <table:table-cell office:value-type="float" office:value="21.7273903163525">
                <text:p>21.72739031635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.4585667890753">
                <text:p>15.4585667890753</text:p>
              </table:table-cell>
              <table:table-cell office:value-type="float" office:value="64.4734453496525">
                <text:p>64.4734453496525</text:p>
              </table:table-cell>
              <table:table-cell office:value-type="float" office:value="20.0679878612723">
                <text:p>20.0679878612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1765928822614">
                <text:p>14.1765928822614</text:p>
              </table:table-cell>
              <table:table-cell office:value-type="float" office:value="68.6574725613683">
                <text:p>68.6574725613683</text:p>
              </table:table-cell>
              <table:table-cell office:value-type="float" office:value="17.1659345563703">
                <text:p>17.165934556370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9918152508514">
                <text:p>13.9918152508514</text:p>
              </table:table-cell>
              <table:table-cell office:value-type="float" office:value="69.3304151045024">
                <text:p>69.3304151045024</text:p>
              </table:table-cell>
              <table:table-cell office:value-type="float" office:value="16.6777696446462">
                <text:p>16.67776964464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.9026981699496">
                <text:p>11.9026981699496</text:p>
              </table:table-cell>
              <table:table-cell office:value-type="float" office:value="75.526398535096">
                <text:p>75.526398535096</text:p>
              </table:table-cell>
              <table:table-cell office:value-type="float" office:value="12.5709032949544">
                <text:p>12.57090329495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97cm" svg:height="9.397cm" xlink:href="." xlink:type="simple" chart:class="chart:scatter" chart:style-name="ch1">
        <chart:title svg:x="5.631cm" svg:y="0.323cm" chart:style-name="ch2">
          <text:p>Event consume rate speedup</text:p>
        </chart:title>
        <chart:legend chart:legend-position="end" svg:x="13.445cm" svg:y="4.15cm" style:legend-expansion="high" chart:style-name="ch3"/>
        <chart:plot-area chart:style-name="ch4" chart:data-source-has-labels="both" svg:x="1.354cm" svg:y="1.289cm" svg:width="11.748cm" svg:height="6.94cm">
          <chartooo:coordinate-region svg:x="2.081cm" svg:y="1.488cm" svg:width="10.834cm" svg:height="6.094cm"/>
          <chart:axis chart:dimension="x" chart:name="primary-x" chart:style-name="ch5" chartooo:axis-type="auto">
            <chart:title svg:x="5.358cm" svg:y="8.416cm" chart:style-name="ch6">
              <text:p>No. of concurrent queri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324cm" chart:style-name="ch8">
              <text:p>Normalized speedup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/>
            <chart:data-point chart:style-name="ch11"/>
            <chart:data-point chart:repeated="3"/>
          </chart:series>
          <chart:series chart:style-name="ch12" chart:values-cell-range-address="local-table.$D$2:.$D$6" chart:label-cell-address="local-table.$D$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6923076923077">
                <text:p>1.169230769230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21808510638298">
                <text:p>1.21808510638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485294117647059">
                <text:p>0.485294117647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57894736842105">
                <text:p>0.557894736842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12987012987013">
                <text:p>0.129870129870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interval-major="2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3cm" svg:height="9.851cm" xlink:href="." xlink:type="simple" chart:class="chart:bar" chart:style-name="ch1">
        <chart:title svg:x="5.627cm" svg:y="0.333cm" chart:style-name="ch2">
          <text:p>Event processing throughput</text:p>
        </chart:title>
        <chart:legend chart:legend-position="end" svg:x="13.92cm" svg:y="4.377cm" style:legend-expansion="high" chart:style-name="ch3"/>
        <chart:plot-area chart:style-name="ch4" chart:data-source-has-labels="both" svg:x="1.352cm" svg:y="1.309cm" svg:width="12.227cm" svg:height="7.364cm">
          <chartooo:coordinate-region svg:x="2.159cm" svg:y="1.957cm" svg:width="11.42cm" svg:height="6.069cm"/>
          <chart:axis chart:dimension="x" chart:name="primary-x" chart:style-name="ch5" chartooo:axis-type="auto">
            <chartooo:date-scale/>
            <chart:title svg:x="5.595cm" svg:y="8.87cm" chart:style-name="ch6">
              <text:p>No. of concurrent queries</text:p>
            </chart:title>
            <chart:categories table:cell-range-address="local-table.$A$2:.$A$6"/>
          </chart:axis>
          <chart:axis chart:dimension="x" chart:name="secondary-x" chart:style-name="ch7"/>
          <chart:axis chart:dimension="y" chart:name="primary-y" chart:style-name="ch8">
            <chart:title svg:x="0.451cm" svg:y="8.078cm" chart:style-name="ch9">
              <text:p>Average Throughput(Events/Sec) in 1000s</text:p>
            </chart:title>
            <chart:grid chart:style-name="ch10" chart:class="major"/>
          </chart:axis>
          <chart:series chart:style-name="ch11" chart:values-cell-range-address="local-table.$B$2:.$B$6" chart:label-cell-address="local-table.$B$1" chart:class="chart:bar">
            <chart:data-point chart:repeated="5"/>
          </chart:series>
          <chart:series chart:style-name="ch12" chart:values-cell-range-address="local-table.$C$2:.$C$6" chart:label-cell-address="local-table.$C$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204.74224">
                <text:p>204.74224</text:p>
              </table:table-cell>
              <table:table-cell office:value-type="float" office:value="62.64137">
                <text:p>62.641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2.40993">
                <text:p>192.40993</text:p>
              </table:table-cell>
              <table:table-cell office:value-type="float" office:value="31.98">
                <text:p>31.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7.30531">
                <text:p>207.30531</text:p>
              </table:table-cell>
              <table:table-cell office:value-type="float" office:value="29.48364">
                <text:p>29.483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3.42411">
                <text:p>193.42411</text:p>
              </table:table-cell>
              <table:table-cell office:value-type="float" office:value="22.3673">
                <text:p>22.36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3.60241">
                <text:p>193.60241</text:p>
              </table:table-cell>
              <table:table-cell office:value-type="float" office:value="33.65512">
                <text:p>33.655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32" chart:maximum="513" chart:interval-major="0.30103" chart:interval-minor-divis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68cm" svg:height="8.997cm" xlink:href="." xlink:type="simple" chart:class="chart:scatter" chart:style-name="ch1">
        <chart:title svg:x="5.093cm" svg:y="0.315cm" chart:style-name="ch2">
          <text:p>Input event queue publish latency</text:p>
        </chart:title>
        <chart:legend chart:legend-position="end" svg:x="13.216cm" svg:y="3.95cm" style:legend-expansion="high" chart:style-name="ch3"/>
        <chart:plot-area chart:style-name="ch4" chart:data-source-has-labels="both" svg:x="1.35cm" svg:y="1.273cm" svg:width="11.527cm" svg:height="6.564cm">
          <chartooo:coordinate-region svg:x="2.157cm" svg:y="1.469cm" svg:width="10.533cm" svg:height="5.721cm"/>
          <chart:axis chart:dimension="x" chart:name="primary-x" chart:style-name="ch5" chartooo:axis-type="auto">
            <chart:title svg:x="5.243cm" svg:y="8.016cm" chart:style-name="ch6">
              <text:p>No. of concurrent queri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7.113cm" chart:style-name="ch8">
              <text:p>Average latency(ms) [in log2 scale]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3"/>
            <chart:data-point chart:style-name="ch11"/>
            <chart:data-point/>
          </chart:series>
          <chart:series chart:style-name="ch12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pusinglethread</text:p>
              </table:table-cell>
              <table:table-cell office:value-type="string">
                <text:p/>
              </table:table-cell>
              <table:table-cell office:value-type="string">
                <text:p>gpu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7.97">
                <text:p>77.97</text:p>
              </table:table-cell>
              <table:table-cell office:value-type="float" office:value="2">
                <text:p>2</text:p>
              </table:table-cell>
              <table:table-cell office:value-type="float" office:value="45.77">
                <text:p>45.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7.84">
                <text:p>177.84</text:p>
              </table:table-cell>
              <table:table-cell office:value-type="float" office:value="4">
                <text:p>4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47.95">
                <text:p>247.95</text:p>
              </table:table-cell>
              <table:table-cell office:value-type="float" office:value="6">
                <text:p>6</text:p>
              </table:table-cell>
              <table:table-cell office:value-type="float" office:value="50.8283333333">
                <text:p>50.828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54.81">
                <text:p>354.81</text:p>
              </table:table-cell>
              <table:table-cell office:value-type="float" office:value="8">
                <text:p>8</text:p>
              </table:table-cell>
              <table:table-cell office:value-type="float" office:value="50.7625">
                <text:p>50.7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50.07">
                <text:p>450.07</text:p>
              </table:table-cell>
              <table:table-cell office:value-type="float" office:value="10">
                <text:p>10</text:p>
              </table:table-cell>
              <table:table-cell office:value-type="float" office:value="39.484">
                <text:p>39.4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900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9933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4cm" svg:height="12.6cm" xlink:href="." xlink:type="simple" chart:class="chart:bar" chart:style-name="ch1">
        <chart:title svg:x="3.754cm" svg:y="0.695cm" chart:style-name="ch2">
          <text:p>GPU processor time breakdown - Total time</text:p>
        </chart:title>
        <chart:legend svg:x="2.178cm" svg:y="2.898cm" style:legend-expansion="custom" chartooo:width="3.811cm" chartooo:height="1.713cm" style:legend-expansion-aspect-ratio="2.22475189725628" chart:style-name="ch3"/>
        <chart:plot-area chart:style-name="ch4" chart:data-source-has-labels="both" svg:x="0.343cm" svg:y="0.463cm" svg:width="15.514cm" svg:height="11.21cm">
          <chartooo:coordinate-region svg:x="1.52cm" svg:y="0.662cm" svg:width="14.337cm" svg:height="10.364cm"/>
          <chart:axis chart:dimension="x" chart:name="primary-x" chart:style-name="ch5" chartooo:axis-type="text">
            <chart:title svg:x="6.23cm" svg:y="11.925cm" chart:style-name="ch6">
              <text:p>No. of concurrent queries</text:p>
            </chart:title>
            <chart:categories table:cell-range-address="local-table.$A$2:.$A$6"/>
          </chart:axis>
          <chart:axis chart:dimension="y" chart:name="primary-y" chart:style-name="ch7">
            <chart:title svg:x="0cm" svg:y="6.826cm" chart:style-name="ch8">
              <text:p>Time (ms)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2"/>
            <chart:data-point chart:style-name="ch12" chart:repeated="2"/>
            <chart:data-point/>
          </chart:series>
          <chart:series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izationtime</text:p>
              </table:table-cell>
              <table:table-cell office:value-type="string">
                <text:p>gputime</text:p>
              </table:table-cell>
              <table:table-cell office:value-type="string">
                <text:p>deserializationtime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</table:table-cell>
              <table:table-cell office:value-type="float" office:value="5.88399692">
                <text:p>5.88399692</text:p>
              </table:table-cell>
              <table:table-cell office:value-type="float" office:value="147.60161229">
                <text:p>147.60161229</text:p>
              </table:table-cell>
              <table:table-cell office:value-type="float" office:value="0.48103767">
                <text:p>0.481037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.42665934">
                <text:p>20.42665934</text:p>
              </table:table-cell>
              <table:table-cell office:value-type="float" office:value="588.21764255">
                <text:p>588.21764255</text:p>
              </table:table-cell>
              <table:table-cell office:value-type="float" office:value="2.08427059">
                <text:p>2.08427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8.25406399">
                <text:p>648.25406399</text:p>
              </table:table-cell>
              <table:table-cell office:value-type="float" office:value="2066.09564043">
                <text:p>2066.09564043</text:p>
              </table:table-cell>
              <table:table-cell office:value-type="float" office:value="115.52717536">
                <text:p>115.527175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80.22925741">
                <text:p>1180.22925741</text:p>
              </table:table-cell>
              <table:table-cell office:value-type="float" office:value="3547.69505637">
                <text:p>3547.69505637</text:p>
              </table:table-cell>
              <table:table-cell office:value-type="float" office:value="88.06700671">
                <text:p>88.067006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461.9224688">
                <text:p>14461.9224688</text:p>
              </table:table-cell>
              <table:table-cell office:value-type="float" office:value="13573.6136587">
                <text:p>13573.6136587</text:p>
              </table:table-cell>
              <table:table-cell office:value-type="float" office:value="290.91483897">
                <text:p>290.91483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